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23.16pt" svg:height="355.86pt" svg:x="58.93pt" svg:y="283.15pt">
            <draw:object draw:notify-on-update-of-ranges="Sheet1.B6:Sheet1.B12 Sheet1.B5:Sheet1.B5 Sheet1.C6:Sheet1.C12 Sheet1.B13:Sheet1.B13 Sheet1.C14:Sheet1.C20 Sheet1.B14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sors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INTEGRAL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1T17:31:17.395023988</meta:creation-date>
    <dc:date>2019-11-04T13:08:45.426225416</dc:date>
    <meta:editing-duration>PT1H26M44S</meta:editing-duration>
    <meta:editing-cycles>1</meta:editing-cycles>
    <meta:document-statistic meta:table-count="1" meta:cell-count="32" meta:object-count="1"/>
    <meta:generator>LibreOffice/6.3.3.2$Linux_X86_64 LibreOffice_project/a64200df03143b798afd1ec74a12ab50359878ed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57cm" svg:height="12.555cm" xlink:href=".." xlink:type="simple" chart:class="chart:scatter" chart:style-name="ch1">
        <chart:legend svg:x="9.945cm" svg:y="1.173cm" style:legend-expansion="custom" chartooo:width="3.325cm" chartooo:height="1.506cm" style:legend-expansion-aspect-ratio="2.20783532536521" chart:style-name="ch2"/>
        <chart:plot-area chart:style-name="ch3" table:cell-range-address="Sheet1.B5:Sheet1.B13 Sheet1.C6:Sheet1.C12 Sheet1.C14:Sheet1.C20" chart:data-source-has-labels="row" svg:x="0.369cm" svg:y="0.251cm" svg:width="17.719cm" svg:height="12.053cm">
          <chartooo:coordinate-region svg:x="1.202cm" svg:y="0.446cm" svg:width="16.69cm" svg:height="11.2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6:Sheet1.C12" chart:label-cell-address="Sheet1.B5:Sheet1.B5" chart:class="chart:scatter">
            <chart:domain table:cell-range-address="Sheet1.B6:Sheet1.B12"/>
            <chart:data-point chart:repeated="7"/>
          </chart:series>
          <chart:series chart:style-name="ch7" chart:values-cell-range-address="Sheet1.C14:Sheet1.C20" chart:label-cell-address="Sheet1.B13:Sheet1.B13" chart:class="chart:scatter">
            <chart:domain table:cell-range-address="Sheet1.B14:Sheet1.B20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I</text:p>
                <draw:g>
                  <svg:desc>Sheet1.B5:Sheet1.B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INTEGRAL</text:p>
                <draw:g>
                  <svg:desc>Sheet1.B13:Sheet1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6:Sheet1.B12</svg:desc>
                </draw:g>
              </table:table-cell>
              <table:table-cell office:value-type="float" office:value="232">
                <text:p>232</text:p>
                <draw:g>
                  <svg:desc>Sheet1.C6:Sheet1.C12</svg:desc>
                </draw:g>
              </table:table-cell>
              <table:table-cell office:value-type="float" office:value="1">
                <text:p>1</text:p>
                <draw:g>
                  <svg:desc>Sheet1.B14:Sheet1.B20</svg:desc>
                </draw:g>
              </table:table-cell>
              <table:table-cell office:value-type="float" office:value="235">
                <text:p>235</text:p>
                <draw:g>
                  <svg:desc>Sheet1.C14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a64200df03143b798afd1ec74a12ab50359878ed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